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break-before="page"/>
    </style:style>
    <style:style style:name="P2" style:family="paragraph" style:parent-style-name="Footer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paragraph-properties fo:text-align="center" style:justify-single-word="false"/>
      <style:text-properties fo:font-size="16pt" fo:language="ca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2.501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Chuleta Debugger aplicación DevC</text:p>
      <text:p text:style-name="Standard"/>
      <text:p text:style-name="Text_20_body">Sólo se citan las funciones más utilizadas de la utilidad “Depurar” de la aplicación DevC</text:p>
      <text:p text:style-name="Text_20_body"/>
      <text:p text:style-name="Text_20_body"><text:s text:c="4"/>- Marcar linea (queda en rojo) parada/s (clic encima del número de la linea)</text:p>
      <text:p text:style-name="Text_20_body"><text:s text:c="4"/>- F5: ejecuta programa con "Depurar"</text:p>
      <text:p text:style-name="Text_20_body"><text:s text:c="4"/>- La linea que se va a ejecutar nos quedará marcada en color azul</text:p>
      <text:p text:style-name="Text_20_body"><text:s text:c="4"/>- F7: Ejecuta siguiente linea</text:p>
      <text:p text:style-name="Text_20_body"><text:s text:c="4"/>- F8: Ejecuta "dentro" de la siguiente instrucción (cuando la siguiente es una función...)</text:p>
      <text:p text:style-name="Text_20_body"><text:s text:c="4"/>- Doble-clic encima de una variable + F4 </text:p>
      <text:p text:style-name="Text_20_body"><text:s text:c="11"/>(o bien clic derecho y escoger la opción “Añadir watch” o una frase similar según la versión</text:p>
      <text:p text:style-name="Text_20_body"><text:s text:c="12"/>y/o idioma de DevC)</text:p>
      <text:p text:style-name="P5"><text:s/>→ nos mostrará en la ventana de la izquierda (con la pestaña “Depurar” elegida) el valor de la variable en cada momento de la ejecución</text:p>
      <text:p text:style-name="Text_20_body"><text:s text:c="4"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pigrafe" style:family="paragraph" style:parent-style-name="Standard" style:list-style-name="WW8Num2"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23.204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/>
    <style:style style:name="WW8Num2z1" style:family="text"/>
    <style:style style:name="WW8Num2z2" style:family="text">
      <style:text-properties style:font-name="Symbol" fo:font-size="9pt" style:font-size-asian="9pt" style:font-name-complex="StarSymbol" style:font-size-complex="9pt"/>
    </style:style>
    <style:style style:name="WW8Num8z0" style:family="text">
      <style:text-properties style:font-name="Arial" fo:font-size="10pt" style:letter-kerning="true" style:font-size-asian="10pt" style:font-name-complex="Arial"/>
    </style:style>
    <style:style style:name="WW8Num8z1" style:family="text"/>
    <style:style style:name="WW8Num8z2" style:family="text">
      <style:text-properties style:font-name="Symbol" fo:font-size="9pt" style:font-size-asian="9pt" style:font-name-complex="Lucida Sans Unicode" style:font-size-complex="9pt"/>
    </style:style>
    <style:style style:name="WW8Num3z0" style:family="text">
      <style:text-properties style:font-name="Arial" fo:font-size="10pt" style:letter-kerning="true" style:font-size-asian="10pt" style:font-name-complex="Arial"/>
    </style:style>
    <style:style style:name="WW8Num3z1" style:family="text"/>
    <style:style style:name="WW8Num3z2" style:family="text">
      <style:text-properties style:font-name="Symbol" fo:font-size="9pt" style:font-size-asian="9pt" style:font-name-complex="Lucida Sans Unicode" style:font-size-complex="9pt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style-span" style:family="text" style:parent-style-name="Fuente_20_de_20_párrafo_20_predeter.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8z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2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2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3z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2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2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style style:name="MP2" style:family="paragraph" style:parent-style-name="Footer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MP1"/>
        <text:p text:style-name="MP2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13T18:04:36.624601323</meta:creation-date>
    <dc:date>2015-02-04T13:28:33.21</dc:date>
    <meta:editing-duration>PT19H34M40S</meta:editing-duration>
    <meta:editing-cycles>43</meta:editing-cycles>
    <meta:generator>LibreOffice/3.3$Win32 LibreOffice_project/330m19$Build-202</meta:generator>
    <meta:document-statistic meta:table-count="0" meta:image-count="0" meta:object-count="0" meta:page-count="1" meta:paragraph-count="12" meta:word-count="129" meta:character-count="756"/>
  </office:meta>
</office:document-meta>
</file>